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</style:style>
    <style:style style:name="P4" style:family="paragraph" style:parent-style-name="Text_20_body">
      <style:paragraph-properties fo:margin-left="10.345cm" fo:margin-right="0cm" fo:text-align="start" style:justify-single-word="false" fo:text-indent="0cm" style:auto-text-indent="false"/>
    </style:style>
    <style:style style:name="P5" style:family="paragraph" style:parent-style-name="Text_20_body">
      <style:paragraph-properties fo:margin-left="10.345cm" fo:margin-right="0cm" fo:text-align="start" style:justify-single-word="false" fo:text-indent="0cm" style:auto-text-indent="false"/>
      <style:text-properties fo:language="ru" fo:country="RU"/>
    </style:style>
    <style:style style:name="P6" style:family="paragraph" style:parent-style-name="Text_20_body">
      <style:paragraph-properties fo:margin-left="10.345cm" fo:margin-right="0cm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---номерок_из_косика--1-" text:name="номерок"/>
        <text:user-field-decl office:value-type="string" office:string-value="ПРОГРАММНЫЙ КОМПЛЕКС ДЛЯ  СТЕНДА ДЛЯ ПРОВЕРКИ ОПТОПЕРЕКЛЮЧАТЕЛЕЙ МОЭМС" text:name="название_ПО"/>
      </text:user-field-decls>
      <text:p text:style-name="P4">УТВЕРЖДАЮ</text:p>
      <text:p text:style-name="P4">Генеральный директор</text:p>
      <text:p text:style-name="P4">ОАО «СКТБ РТ»</text:p>
      <text:p text:style-name="P4">____________Д. Г. Мельничук</text:p>
      <text:p text:style-name="P4">«____»_____________2015 г.</text:p>
      <text:p text:style-name="P4"/>
      <text:p text:style-name="P1"><text:user-field-get text:name="название_ПО">ПРОГРАММНЫЙ КОМПЛЕКС ДЛЯ  СТЕНДА ДЛЯ ПРОВЕРКИ ОПТОПЕРЕКЛЮЧАТЕЛЕЙ МОЭМС</text:user-field-get></text:p>
      <text:p text:style-name="P1">Описание программы</text:p>
      <text:p text:style-name="P1">ЛИСТ УТВЕРЖДЕНИЯ</text:p>
      <text:p text:style-name="P1"><text:s/><text:user-field-get text:name="номерок">---номерок_из_косика--1-</text:user-field-get>ЛУ</text:p>
      <text:p text:style-name="P1"/>
      <text:p text:style-name="P4">Инженер <text:span text:style-name="T2">III </text:span><text:span text:style-name="T1">категории</text:span></text:p>
      <text:p text:style-name="P5">___________И. С. Васильев</text:p>
      <text:p text:style-name="P5">«___»___________2015г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2015</text:p>
      <text:p text:style-name="P3">УТВЕРЖДЕН</text:p>
      <text:p text:style-name="P2"><text:user-field-get text:name="номерок">---номерок_из_косика--1-</text:user-field-get></text:p>
      <text:p text:style-name="P2"/>
      <text:p text:style-name="P2"/>
      <text:p text:style-name="P2"/>
      <text:p text:style-name="P1"/>
      <text:p text:style-name="P1"><text:user-field-get text:name="название_ПО">ПРОГРАММНЫЙ КОМПЛЕКС ДЛЯ  СТЕНДА ДЛЯ ПРОВЕРКИ ОПТОПЕРЕКЛЮЧАТЕЛЕЙ МОЭМС</text:user-field-get></text:p>
      <text:p text:style-name="P1">Описание программы</text:p>
      <text:p text:style-name="P1"><text:user-field-get text:name="номерок">---номерок_из_косика--1-</text:user-field-get></text:p>
      <text:p text:style-name="P1">Листов 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2015</text:p>
      <text:p text:style-name="P4"><text:soft-page-break/>УТВЕРЖДАЮ</text:p>
      <text:p text:style-name="P4">Генеральный директор</text:p>
      <text:p text:style-name="P4">ОАО «СКТБ РТ»</text:p>
      <text:p text:style-name="P4">____________Д. Г. Мельничук</text:p>
      <text:p text:style-name="P4">«____»_____________2015 г.</text:p>
      <text:p text:style-name="P4"/>
      <text:p text:style-name="P1"><text:user-field-get text:name="название_ПО">ПРОГРАММНЫЙ КОМПЛЕКС ДЛЯ  СТЕНДА ДЛЯ ПРОВЕРКИ ОПТОПЕРЕКЛЮЧАТЕЛЕЙ МОЭМС</text:user-field-get></text:p>
      <text:p text:style-name="P1">Руководство оператора</text:p>
      <text:p text:style-name="P1">ЛИСТ УТВЕРЖДЕНИЯ</text:p>
      <text:p text:style-name="P1"><text:s/><text:user-field-get text:name="номерок">---номерок_из_косика--1-</text:user-field-get>ЛУ</text:p>
      <text:p text:style-name="P1"/>
      <text:p text:style-name="P4">Инженер <text:span text:style-name="T2">III </text:span><text:span text:style-name="T1">категории</text:span></text:p>
      <text:p text:style-name="P5">___________И. С. Васильев</text:p>
      <text:p text:style-name="P5">«___»___________2015г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2015</text:p>
      <text:p text:style-name="P3">УТВЕРЖДЕН</text:p>
      <text:p text:style-name="P2"><text:user-field-get text:name="номерок">---номерок_из_косика--1-</text:user-field-get></text:p>
      <text:p text:style-name="P2"/>
      <text:p text:style-name="P2"/>
      <text:p text:style-name="P2"/>
      <text:p text:style-name="P1"/>
      <text:p text:style-name="P1"><text:user-field-get text:name="название_ПО">ПРОГРАММНЫЙ КОМПЛЕКС ДЛЯ  СТЕНДА ДЛЯ ПРОВЕРКИ ОПТОПЕРЕКЛЮЧАТЕЛЕЙ МОЭМС</text:user-field-get></text:p>
      <text:p text:style-name="P1">Руководство оператора</text:p>
      <text:p text:style-name="P1"><text:user-field-get text:name="номерок">---номерок_из_косика--1-</text:user-field-get></text:p>
      <text:p text:style-name="P1">Листов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  <style:text-properties fo:font-size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09:42:02.86</meta:creation-date>
    <dc:date>2015-01-21T14:01:44.16</dc:date>
    <meta:editing-duration>PT12M26S</meta:editing-duration>
    <meta:editing-cycles>10</meta:editing-cycles>
    <meta:generator>OpenOffice.org/3.4.1$Win32 OpenOffice.org_project/341m1$Build-9593</meta:generator>
    <meta:document-statistic meta:table-count="0" meta:image-count="0" meta:object-count="0" meta:page-count="4" meta:paragraph-count="40" meta:word-count="106" meta:character-count="915"/>
  </office:meta>
</office:document-meta>
</file>